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Remaining Work</text:p>
      <text:p text:style-name="Standard"/>
      <text:p text:style-name="Standard"/>
      <text:p text:style-name="Standard"><text:s text:c="4"/>Fullfør implementasjonen av Real values</text:p>
      <text:p text:style-name="Standard"/>
      <text:p text:style-name="Standard"><text:s text:c="9"/>Herunder edit/deedit med avrunding av mantisse</text:p>
      <text:p text:style-name="Standard"><text:s text:c="9"/>Addepsilon / Subepsilon</text:p>
      <text:p text:style-name="Standard"/>
      <text:p text:style-name="Standard"/>
      <text:p text:style-name="Standard"/>
      <text:p text:style-name="Standard"><text:s text:c="5"/>Fullfør implementasjon av For-Statements</text:p>
      <text:p text:style-name="Standard"><text:s text:c="9"/>Ide' <text:s/>Lag noe for hver for-list-element og lag så en Iterator som itereres oved det hele</text:p>
      <text:p text:style-name="Standard"/>
      <text:p text:style-name="Standard"/>
      <text:p text:style-name="Standard"><text:s text:c="5"/>Fullfør Goto/Label/Switch med <text:s/>byte-kode mekking</text:p>
      <text:p text:style-name="Standard"/>
      <text:p text:style-name="Standard"/>
      <text:p text:style-name="Standard"><text:s text:c="5"/>Fullfør parameteroverføring by Value</text:p>
      <text:p text:style-name="Standard"><text:s text:c="9"/>Array, Text(?) ol.</text:p>
      <text:p text:style-name="Standard"/>
      <text:p text:style-name="Standard"/>
      <text:p text:style-name="Standard"><text:s text:c="6"/>Fullfør implementasjon av Array som parameter </text:p>
      <text:p text:style-name="Standard"><text:s text:c="11"/>Bruk Reflection og lag nye hjelpemidler i RTS-Systemet</text:p>
      <text:p text:style-name="Standard"/>
      <text:p text:style-name="Standard"/>
      <text:p text:style-name="Standard"><text:s text:c="6"/>Implementer External Class/Procedure</text:p>
      <text:p text:style-name="Standard"><text:s text:c="11"/>Ide' <text:s/>Legg ut attribute-info (signatur) som <text:s/>atr/value par i Manifest-Filen</text:p>
      <text:p text:style-name="Standard"><text:s text:c="19"/>La output fra separat kompilering være <text:s/>.jar <text:s/>m/ slik Manifest-Fil</text:p>
      <text:p text:style-name="Standard"/>
      <text:p text:style-name="Standard"><text:s text:c="7"/>Forbedre Syntax-checking, spesiellt recovery</text:p>
      <text:p text:style-name="Standard"><text:s text:c="12"/>Prøv: <text:s text:c="2"/>if ..... then then</text:p>
      <text:p text:style-name="Standard"/>
      <text:p text:style-name="Standard"/>
      <text:p text:style-name="Standard"><text:s text:c="6"/>Forbedre Semantic Checking</text:p>
      <text:p text:style-name="Standard"><text:s text:c="10"/>Bl.a. check 'standalone expression' <text:s/>for lovlighet</text:p>
      <text:p text:style-name="Standard"/>
      <text:p text:style-name="Standard"/>
      <text:p text:style-name="Standard"><text:s text:c="6"/>Implementer <text:s/>hidden/protected <text:s/></text:p>
      <text:p text:style-name="Standard"/>
      <text:p text:style-name="Standard"/>
      <text:p text:style-name="Standard"><text:s text:c="6"/>Gjennomgå test-filer mht. File klassene</text:p>
      <text:p text:style-name="Standard"/>
      <text:p text:style-name="Standard"/>
      <text:p text:style-name="Standard"><text:s text:c="5"/>Legg inn Source-line-numbers i den genererte Java</text:p>
      <text:p text:style-name="Standard"><text:s text:c="12"/>Ide' <text:s/>Se om vi kan bygge en linje-nummer-map slik at StackTrace kan rettes mht.</text:p>
      <text:p text:style-name="Standard"><text:s text:c="20"/>Simula line-nummer</text:p>
      <text:p text:style-name="Standard"><text:s text:c="13"/>Husk også Stand<text:span text:style-name="T3">ard Procedure '</text:span><text:span text:style-name="T2">sourceline</text:span><text:span text:style-name="T3">'</text:span></text:p>
      <text:p text:style-name="P1"/>
      <text:p text:style-name="Standard"/>
      <text:p text:style-name="Standard"><text:s text:c="7"/></text:p>
      <text:p text:style-name="Standard"><text:soft-page-break/><text:s text:c="6"/></text:p>
      <text:p text:style-name="Standard"><text:s text:c="6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4-24T20:12:23.86</meta:creation-date>
    <dc:date>2018-04-25T10:45:38.78</dc:date>
    <dc:creator>Øystein Myhre Andersen</dc:creator>
    <meta:editing-duration>PT2H16M6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27" meta:word-count="138" meta:character-count="1256"/>
  </office:meta>
</office:document-meta>
</file>